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2b315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5e2f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ebded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65e4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719e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35e2f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fo:font-weight="bold" officeooo:rsid="0031bf73" officeooo:paragraph-rsid="0031bf73" style:font-size-asian="12.25pt" style:font-weight-asian="bold" style:font-size-complex="14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1610d6" style:font-name-asian="Times New Roman1" style:font-name-complex="Times New Roman1"/>
    </style:style>
    <style:style style:name="T5" style:family="text">
      <style:text-properties style:font-name="Times New Roman1" officeooo:rsid="003d62ec" style:font-name-asian="Times New Roman1" style:font-name-complex="Times New Roman1"/>
    </style:style>
    <style:style style:name="T6" style:family="text">
      <style:text-properties style:font-name="Times New Roman1" officeooo:rsid="001610d6"/>
    </style:style>
    <style:style style:name="T7" style:family="text">
      <style:text-properties style:font-name="Times New Roman1" officeooo:rsid="002125a3"/>
    </style:style>
    <style:style style:name="T8" style:family="text">
      <style:text-properties style:font-name="Times New Roman1" officeooo:rsid="00381ada"/>
    </style:style>
    <style:style style:name="T9" style:family="text">
      <style:text-properties style:font-name="Times New Roman1" officeooo:rsid="003b4bd3"/>
    </style:style>
    <style:style style:name="T10" style:family="text">
      <style:text-properties style:font-name="Times New Roman1" officeooo:rsid="003e8cbe"/>
    </style:style>
    <style:style style:name="T11" style:family="text">
      <style:text-properties style:text-position="sub 58%" fo:background-color="transparent" loext:char-shading-value="0"/>
    </style:style>
    <style:style style:name="T12" style:family="text">
      <style:text-properties officeooo:rsid="001610d6"/>
    </style:style>
    <style:style style:name="T13" style:family="text">
      <style:text-properties officeooo:rsid="001720a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officeooo:rsid="0016d4bb"/>
    </style:style>
    <style:style style:name="T17" style:family="text">
      <style:text-properties officeooo:rsid="001ebde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1bf73" style:font-weight-asian="bold" style:font-weight-complex="bold"/>
    </style:style>
    <style:style style:name="T20" style:family="text">
      <style:text-properties officeooo:rsid="0029dcca"/>
    </style:style>
    <style:style style:name="T21" style:family="text">
      <style:text-properties officeooo:rsid="0030a335"/>
    </style:style>
    <style:style style:name="T22" style:family="text">
      <style:text-properties officeooo:rsid="0016d4bb"/>
    </style:style>
    <style:style style:name="T23" style:family="text">
      <style:text-properties officeooo:rsid="0018b797"/>
    </style:style>
    <style:style style:name="T24" style:family="text">
      <style:text-properties officeooo:rsid="00205974"/>
    </style:style>
    <style:style style:name="T25" style:family="text">
      <style:text-properties officeooo:rsid="001e08c9"/>
    </style:style>
    <style:style style:name="T26" style:family="text">
      <style:text-properties officeooo:rsid="003d62ec"/>
    </style:style>
    <style:style style:name="T27" style:family="text">
      <style:text-properties officeooo:rsid="004028e9"/>
    </style:style>
    <style:style style:name="T28" style:family="text">
      <style:text-properties officeooo:rsid="0044d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dprotokoll: <text:span text:style-name="T26">Ingwer-Zitronengras-Ale/_____________________ <text:s/></text:span>am <text:span text:style-name="T26">19.03.2016</text:span></text:p>
      <text:p text:style-name="P7"/>
      <text:p text:style-name="P1"><text:span text:style-name="T15">Schüttung: </text:span><text:tab/><text:span text:style-name="T26">Pilsener Malz<text:tab/>1,4<text:tab/></text:span>kg<text:tab/><text:tab/><text:tab/>Gesamtschüttung:</text:p>
      <text:p text:style-name="P2"><text:tab/><text:tab/><text:span text:style-name="T26">Sauer Malz <text:tab/><text:tab/>0,1<text:tab/></text:span>kg<text:tab/><text:tab/><text:tab/><text:span text:style-name="T3">∑ = <text:tab/></text:span><text:span text:style-name="T5">1,55<text:tab/></text:span><text:span text:style-name="T3">kg</text:span></text:p>
      <text:p text:style-name="P2"><text:tab/><text:tab/><text:span text:style-name="T26">Haferflocken<text:tab/>0,05<text:tab/></text:span>kg</text:p>
      <text:p text:style-name="P3"><text:tab/><text:span text:style-name="T20">Angestrebte Stammwürze: 8 °P</text:span></text:p>
      <text:p text:style-name="P1"><text:tab/><text:tab/></text:p>
      <text:p text:style-name="P4"><text:span text:style-name="T15">Hopfung:</text:span> <text:span text:style-name="T1"><text:tab/>Bitterhopfen:…........................................<text:tab/>..</text:span><text:span text:style-name="T6">….....</text:span><text:span text:style-name="T1"> g <text:s text:c="2"/></text:span><text:span text:style-name="T6">…..... </text:span><text:span text:style-name="T1">% α</text:span></text:p>
      <text:p text:style-name="P19"><text:tab/><text:tab/><text:tab/><text:span text:style-name="T12">Errechnete Bittere: …..... IBU</text:span></text:p>
      <text:p text:style-name="P17"/>
      <text:p text:style-name="P6"><text:span text:style-name="T2">Bierhefe:</text:span><text:span text:style-name="T1"><text:tab/></text:span><text:span text:style-name="T10">Safbrew T-58</text:span></text:p>
      <text:p text:style-name="P8"/>
      <text:p text:style-name="P20">Maischen:</text:p>
      <text:p text:style-name="P18"/>
      <text:p text:style-name="P5"><text:span text:style-name="T1"><text:tab/></text:span><text:span text:style-name="T10">8</text:span><text:span text:style-name="T1"> l bei </text:span><text:span text:style-name="T9">55</text:span><text:span text:style-name="T1"> °C vorlegen um </text:span><text:span text:style-name="T6">….....</text:span><text:span text:style-name="T1"> Uhr.</text:span></text:p>
      <text:p text:style-name="P12"><text:tab/><text:tab/>Aufheizen auf 64 °C.</text:p>
      <text:p text:style-name="P13"><text:tab/><text:span text:style-name="T13">Maltoserast für 40 Minuten von …..... - …..... Uhr.</text:span></text:p>
      <text:p text:style-name="P11"><text:tab/><text:tab/>Aufheizen auf 72 °C.</text:p>
      <text:p text:style-name="P13"><text:tab/>Amylaserast 1 <text:span text:style-name="T17">für 60 Minuten</text:span> von <text:span text:style-name="T13">…..... - …..... </text:span>Uhr.</text:p>
      <text:p text:style-name="P9"><text:tab/><text:tab/>Aufheizen auf 78 °C.</text:p>
      <text:p text:style-name="P9"><text:tab/><text:span text:style-name="T21">Jodprobe:<text:tab/>O <text:s/>positiv<text:tab/><text:tab/>O <text:s/>negativ</text:span></text:p>
      <text:p text:style-name="P14"><text:tab/>Abmaischen um <text:span text:style-name="T13">….....</text:span> Uhr.</text:p>
      <text:p text:style-name="P10"><text:tab/><text:span text:style-name="T14">Kommentar:<text:tab/><text:tab/>________________________________________________</text:span></text:p>
      <text:p text:style-name="P25"><text:tab/><text:tab/>__________________________________________________________</text:p>
      <text:p text:style-name="P25"><text:tab/><text:tab/>__________________________________________________________</text:p>
      <text:p text:style-name="P25"><text:tab/><text:tab/>__________________________________________________________</text:p>
      <text:p text:style-name="P30"/>
      <text:p text:style-name="P15"><text:span text:style-name="T19">L</text:span><text:span text:style-name="T18">äutern</text:span> von ….......... - ….......... Uhr.</text:p>
      <text:p text:style-name="P16"><text:tab/><text:span text:style-name="T22">Vorderwürze: ca. </text:span><text:span text:style-name="T16">….......... l.</text:span></text:p>
      <text:p text:style-name="P16"><text:span text:style-name="T22"><text:tab/><text:tab/>1. Nachguss: </text:span><text:span text:style-name="T16">….......... l.</text:span></text:p>
      <text:p text:style-name="P28"><text:tab/><text:tab/>2. Nachguss: ….......... l.</text:p>
      <text:p text:style-name="P28"><text:tab/><text:tab/><text:tab/>Aufhacken: <text:tab/>O <text:s/>ja<text:tab/><text:tab/>O <text:s/>nein</text:p>
      <text:p text:style-name="P28"><text:tab/><text:tab/>3. Nachguss: ….......... l.</text:p>
      <text:p text:style-name="P22"><text:soft-page-break/><text:tab/><text:tab/><text:tab/><text:span text:style-name="T22">W</text:span>ürze: ….......... °P bei …..........°C =&gt; ….......... °P</text:p>
      <text:p text:style-name="P22"><text:tab/><text:tab/><text:tab/>Glattwasser: ….......... °P bei ….......... °C =&gt; ….......... °P</text:p>
      <text:p text:style-name="P22"><text:tab/>Kommentar:<text:tab/><text:tab/>________________________________________________</text:p>
      <text:p text:style-name="P22"><text:tab/><text:tab/>__________________________________________________________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22"/>
      <text:p text:style-name="P23"><text:span text:style-name="T18">Würzekochen</text:span> für <text:span text:style-name="T27">60</text:span> Minuten <text:span text:style-name="T23">von ….......... - ….......... Uhr.</text:span></text:p>
      <text:p text:style-name="P23"><text:tab/><text:tab/>Bitterhopfengabe: <text:tab/>….......... Uhr.</text:p>
      <text:p text:style-name="P23"><text:tab/><text:tab/><text:tab/><text:tab/><text:tab/><text:span text:style-name="T28">150 g Ingwer</text:span></text:p>
      <text:p text:style-name="P23"><text:tab/>Kommentar:<text:tab/><text:tab/>________________________________________________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21"><text:tab/><text:tab/><text:tab/></text:p>
      <text:p text:style-name="P24"><text:span text:style-name="T18">Wirpoolrast</text:span> von ….......... - ….......... Uhr.</text:p>
      <text:p text:style-name="P24"><text:tab/><text:tab/>Ausschlagwürze: ….......... °P bei ….......... °C =&gt; ….......... °P</text:p>
      <text:p text:style-name="P24"><text:tab/><text:tab/><text:span text:style-name="T24">Verdünnen: (….......... l * ….......... °P ) / ….......... °P = ….......... l</text:span></text:p>
      <text:p text:style-name="P24"><text:tab/><text:tab/><text:span text:style-name="T25">Sudhausausbeute: ….......... % mit ….......... l.</text:span></text:p>
      <text:p text:style-name="P29"><text:tab/><text:tab/>Geschätzter Alkoholgehalt: ….......... %Vol.</text:p>
      <text:p text:style-name="P24"><text:tab/><text:tab/>Hefegabe und O<text:span text:style-name="T11">2</text:span> gabe um ….......... Uhr.</text:p>
      <text:p text:style-name="P27"><text:tab/>Kommentar:<text:tab/><text:tab/>________________________________________________<text:line-break/><text:tab/><text:tab/>__________________________________________________________</text:p>
      <text:p text:style-name="P27"><text:tab/><text:tab/>__________________________________________________________<text:tab/><text:tab/>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6-03-19T11:57:24.536395762</dc:date>
    <meta:editing-duration>PT3H45M54S</meta:editing-duration>
    <meta:editing-cycles>58</meta:editing-cycles>
    <meta:generator>LibreOffice/5.1.1.3$Linux_X86_64 LibreOffice_project/10m0$Build-3</meta:generator>
    <meta:document-statistic meta:table-count="0" meta:image-count="0" meta:object-count="0" meta:page-count="2" meta:paragraph-count="49" meta:word-count="212" meta:character-count="2308" meta:non-whitespace-character-count="2037"/>
  </office:meta>
</office:document-meta>
</file>